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Carlito" svg:font-family="Carlito" style:font-adornments="Regular" style:font-pitch="variable"/>
    <style:font-face style:name="Carlito1" svg:font-family="Carlito" style:font-family-generic="swiss" style:font-pitch="variable"/>
    <style:font-face style:name="Carlito2" svg:font-family="Carlito" style:font-pitch="variable"/>
    <style:font-face style:name="Carlito3" svg:font-family="Carlito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方正宋体" svg:font-family="方正宋体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nWipe" smil:subtype="centerTop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Content_5f_sidebar_5f_White-outline1" style:list-style-name="L1">
      <style:graphic-properties loext:decorative="false"/>
      <style:paragraph-properties style:writing-mode="lr-tb"/>
    </style:style>
    <style:style style:name="pr2" style:family="presentation" style:parent-style-name="Content_5f_sidebar_5f_White-notes">
      <style:graphic-properties draw:fill-color="#ffffff" draw:auto-grow-height="false" fo:min-height="12.573cm" loext:decorative="false"/>
      <style:paragraph-properties style:writing-mode="lr-tb"/>
    </style:style>
    <style:style style:name="P1" style:family="paragraph">
      <style:paragraph-properties fo:margin-left="0cm" fo:margin-right="0cm" fo:margin-top="1.236cm" fo:margin-bottom="0.477cm" fo:line-height="100%" fo:text-indent="0cm"/>
      <style:text-properties fo:hyphenate="false" loext:hyphenation-no-caps="false" loext:hyphenation-no-last-word="false"/>
    </style:style>
    <style:style style:name="P2" style:family="paragraph">
      <style:paragraph-properties fo:margin-left="0cm" fo:margin-right="0cm" fo:margin-top="0.226cm" fo:margin-bottom="0.302cm" fo:line-height="125%" fo:text-indent="0cm"/>
      <style:text-properties fo:hyphenate="false" loext:hyphenation-no-caps="false" loext:hyphenation-no-last-word="false"/>
    </style:style>
    <style:style style:name="P3" style:family="paragraph">
      <style:text-properties fo:hyphenate="false" loext:hyphenation-no-caps="false" loext:hyphenation-no-last-word="false"/>
    </style:style>
    <style:style style:name="P4" style:family="paragraph">
      <style:paragraph-properties fo:margin-left="0cm" fo:margin-right="0cm" fo:line-height="100%" fo:text-indent="0.2cm"/>
      <style:text-properties fo:hyphenate="false" loext:hyphenation-no-caps="false" loext:hyphenation-no-last-word="false"/>
    </style:style>
    <style:style style:name="P5" style:family="paragraph">
      <loext:graphic-properties draw:fill-color="#ffffff"/>
    </style:style>
    <text:list-style style:name="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●">
        <style:list-level-properties text:space-before="0.305cm" text:min-label-width="0.88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Content_5f_sidebar_5f_White" presentation:presentation-page-layout-name="AL1T3" xml:id="id1" draw:id="id1">
        <office:forms form:automatic-focus="false" form:apply-design-mode="false"/>
        <draw:frame presentation:style-name="pr1" draw:text-style-name="P4" draw:layer="layout" svg:width="11.321cm" svg:height="11.734cm" svg:x="4.059cm" svg:y="3.171cm" presentation:class="outline" presentation:user-transformed="true">
          <draw:text-box>
            <text:list text:style-name="L1">
              <text:list-item>
                <text:p text:style-name="P1">No list</text:p>
                <text:list>
                  <text:list-item>
                    <text:p text:style-name="P2">First level</text:p>
                    <text:list>
                      <text:list-item>
                        <text:p text:style-name="P3">Second leve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.begin">
            <anim:transitionFilter smil:dur="2s" smil:type="fanWipe" smil:subtype="centerTop"/>
          </anim:par>
          <anim:seq smil:dur="0s" presentation:node-type="main-sequence"/>
        </anim:par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Carlito" svg:font-family="Carlito" style:font-adornments="Regular" style:font-pitch="variable"/>
    <style:font-face style:name="Carlito1" svg:font-family="Carlito" style:font-family-generic="swiss" style:font-pitch="variable"/>
    <style:font-face style:name="Carlito2" svg:font-family="Carlito" style:font-pitch="variable"/>
    <style:font-face style:name="Carlito3" svg:font-family="Carlito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andolFang R" svg:font-family="'FandolFang R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方正宋体" svg:font-family="方正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Square_20_45" draw:display-name="Square 45" svg:viewBox="0 0 1131 1131" svg:d="M0 564l564 567 567-567-567-564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1" svg:stroke-width="0cm" svg:stroke-color="#3465a4" draw:marker-start-width="0.2cm" draw:marker-start-center="false" draw:marker-end-width="0.2cm" draw:marker-end-center="false" svg:stroke-opacity="100%" draw:stroke-linejoin="round" svg:stroke-linecap="butt" draw:fill="none" draw:fill-color="#729fc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true" draw:auto-grow-width="false" draw:fit-to-size="false" style:shrink-to-fit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bcaed5" draw:shadow-opacity="100%" text:animation="none" text:animation-direction="left" text:animation-start-inside="false" text:animation-stop-inside="false" text:animation-repeat="0" text:animation-delay="P0D" text:animation-steps="0cm">
        <text:list-style style:name="Object_20_with_20_no_20_fill_20_and_20_no_20_line" style:display-name="Object with no fill and no lin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rlito" fo:font-family="Carlito" style:font-style-name="Regular" style:font-pitch="variable" fo:font-size="1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ddress" style:family="graphic" style:parent-style-name="standard">
      <style:graphic-properties draw:stroke="none" draw:fill="none" draw:fill-image-width="0cm" draw:fill-image-height="0cm"/>
      <style:paragraph-properties fo:line-height="125%"/>
      <style:text-properties fo:color="#ffffff" loext:opacity="100%" fo:font-size="20pt"/>
    </style:style>
    <style:style style:name="Address_5f_1" style:display-name="Address_1" style:family="graphic" style:parent-style-name="standard">
      <style:graphic-properties draw:stroke="none" svg:stroke-color="#3465a4" draw:fill="none" draw:fill-image-width="0cm" draw:fill-image-height="0cm" draw:textarea-horizontal-align="left" draw:textarea-vertical-align="bottom" fo:padding-left="0cm"/>
      <style:paragraph-properties fo:line-height="125%"/>
      <style:text-properties fo:color="#ffffff" loext:opacity="100%" fo:font-size="20pt"/>
    </style:style>
    <style:style style:name="Author" style:family="graphic" style:parent-style-name="standard">
      <style:graphic-properties draw:stroke="none" draw:fill="none" draw:fill-image-width="0cm" draw:fill-image-height="0cm"/>
      <style:paragraph-properties fo:line-height="125%" fo:text-align="center"/>
      <style:text-properties fo:color="#ffffff" loext:opacity="100%" fo:font-size="35pt"/>
    </style:style>
    <style:style style:name="Author_5f_1" style:display-name="Author_1" style:family="graphic" style:parent-style-name="standard">
      <style:graphic-properties draw:stroke="none" draw:fill="none" draw:fill-image-width="0cm" draw:fill-image-height="0cm" draw:textarea-horizontal-align="left" draw:textarea-vertical-align="bottom" fo:padding-bottom="0.13cm" fo:padding-left="0cm"/>
      <style:paragraph-properties fo:line-height="125%"/>
      <style:text-properties fo:color="#ffffff" loext:opacity="100%" fo:font-size="28pt"/>
    </style:style>
    <style:style style:name="Collabora_20_P." style:display-name="Collabora P." style:family="graphic" style:parent-style-name="standard">
      <style:graphic-properties draw:stroke="none" svg:stroke-color="#3465a4" draw:fill="none" draw:textarea-horizontal-align="left" draw:textarea-vertical-align="bottom" fo:min-height="1.021cm" fo:padding-left="0cm"/>
      <style:text-properties fo:font-variant="normal" fo:text-transform="none" fo:color="#ffffff" loext:opacity="100%"/>
    </style:style>
    <style:style style:name="Collabora_20_P._20_Right" style:display-name="Collabora P. Right" style:family="graphic" style:parent-style-name="Collabora_20_P.">
      <style:graphic-properties draw:textarea-horizontal-align="right" fo:min-height="1.059cm" fo:padding-right="0cm"/>
      <style:paragraph-properties fo:text-align="end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方正宋体" style:font-family-asian="方正宋体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○">
            <style:list-level-properties text:space-before="0.305cm" text:min-label-width="0.889cm"/>
            <style:text-properties fo:font-family="OpenSymbol" style:font-style-name="Regular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" fo:font-family="Carlito" style:font-style-name="Regular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 loext:hyphenation-no-caps="fals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eenBorder" style:family="graphic" style:parent-style-name="Object_20_with_20_no_20_fill_20_and_20_no_20_line">
      <style:graphic-properties draw:stroke="solid" svg:stroke-width="0.035cm" svg:stroke-color="#00864b" draw:marker-start-width="0.252cm" draw:marker-end-width="0.252cm"/>
    </style:style>
    <style:style style:name="Job" style:family="graphic" style:parent-style-name="standard">
      <style:graphic-properties draw:stroke="none" draw:fill="none" draw:fill-image-width="0cm" draw:fill-image-height="0cm" draw:textarea-horizontal-align="right" draw:textarea-vertical-align="top" fo:padding-right="0cm"/>
      <style:paragraph-properties fo:text-align="end"/>
      <style:text-properties fo:color="#ffffff" loext:opacity="100%" fo:font-size="28pt" fo:font-weight="bold"/>
    </style:style>
    <style:style style:name="Job_5f_1" style:display-name="Job_1" style:family="graphic" style:parent-style-name="standard">
      <style:graphic-properties draw:stroke="none" svg:stroke-color="#3465a4" draw:fill="none" draw:fill-image-width="0cm" draw:fill-image-height="0cm" draw:textarea-horizontal-align="left" draw:textarea-vertical-align="bottom" fo:padding-top="0cm" fo:padding-left="0cm"/>
      <style:text-properties fo:color="#ffffff" loext:opacity="100%" fo:font-size="22pt" fo:font-weight="bold"/>
    </style:style>
    <style:style style:name="Object_20_with_20_no_20_fill_20_and_20_no_20_line_5f_1" style:display-name="Object with no fill and no line_1" style:family="graphic" style:parent-style-name="Default_5f_2">
      <style:graphic-properties draw:stroke="none" draw:fill="none"/>
    </style:style>
    <style:style style:name="Objektum_20_kitöltés_20_és_20_vonal_20_nélkül" style:display-name="Objektum kitöltés és vonal nélkül" style:family="graphic" style:parent-style-name="standard">
      <style:graphic-properties draw:stroke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Quote" style:family="graphic" style:parent-style-name="Default_5f_3">
      <style:graphic-properties draw:stroke="none" draw:stroke-dash="Dashed_20__28_var_29__20_1" svg:stroke-color="#000000" draw:fill="solid" draw:fill-color="#cccccc" draw:auto-grow-height="true" draw:auto-grow-width="false" fo:max-height="0cm" fo:min-height="3.551cm" draw:shadow="visible" draw:shadow-color="#504999" style:writing-mode="lr-tb"/>
      <style:paragraph-properties fo:line-height="115%" style:writing-mode="lr-tb"/>
      <style:text-properties style:font-name="Carlito1" fo:font-family="Carlito" style:font-family-generic="swiss" style:font-pitch="variable" fo:font-size="24pt"/>
    </style:style>
    <style:style style:name="Side_20_note_20_white" style:display-name="Side note white" style:family="graphic" style:parent-style-name="standard">
      <style:graphic-properties draw:stroke="none" svg:stroke-color="#3465a4" draw:fill="none" draw:textarea-horizontal-align="left" draw:textarea-vertical-align="bottom" fo:padding-bottom="0cm" fo:padding-left="0cm" fo:padding-right="0cm"/>
      <style:paragraph-properties loext:tab-stop-distance="0cm">
        <style:tab-stops/>
      </style:paragraph-properties>
      <style:text-properties fo:font-variant="small-caps" fo:color="#ffffff" loext:opacity="100%" fo:font-size="12pt" fo:font-weight="normal"/>
    </style:style>
    <style:style style:name="Text_20_divider" style:display-name="Text divider" style:family="graphic" style:parent-style-name="objectwithoutfill">
      <style:graphic-properties svg:stroke-color="#000000" draw:marker-end="Square_20_45" draw:marker-end-center="true" draw:textarea-vertical-align="middle"/>
      <style:paragraph-properties fo:text-align="center"/>
    </style:style>
    <style:style style:name="Text_20_divider_20_white" style:display-name="Text divider white" style:family="graphic" style:parent-style-name="Text_20_divider">
      <style:graphic-properties svg:stroke-color="#ffffff"/>
    </style:style>
    <style:style style:name="Text_20_divider_20_white_20_inverted" style:display-name="Text divider white inverted" style:family="graphic" style:parent-style-name="Text_20_divider_20_white">
      <style:graphic-properties draw:marker-start="Square_20_45" draw:marker-start-center="true"/>
    </style:style>
    <style:style style:name="Title_20_smaller" style:display-name="Title smaller" style:family="graphic" style:parent-style-name="Title_5f_1">
      <style:graphic-properties fo:padding-left="0cm"/>
      <style:text-properties fo:font-size="44pt"/>
    </style:style>
    <style:style style:name="Title_5f_1" style:display-name="Title_1" style:family="graphic" style:parent-style-name="standard">
      <style:graphic-properties draw:stroke="none" draw:fill="none" draw:fill-image-width="0cm" draw:fill-image-height="0cm"/>
      <style:paragraph-properties loext:tab-stop-distance="0cm">
        <style:tab-stops/>
      </style:paragraph-properties>
      <style:text-properties fo:font-variant="normal" fo:text-transform="none" fo:color="#ffffff" loext:opacity="100%" fo:font-size="72pt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18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itle" style:family="graphic" style:parent-style-name="standard">
      <style:graphic-properties draw:stroke="none" draw:fill="none" draw:fill-image-width="0cm" draw:fill-image-height="0cm"/>
      <style:paragraph-properties loext:tab-stop-distance="0cm">
        <style:tab-stops/>
      </style:paragraph-properties>
      <style:text-properties fo:font-variant="normal" fo:text-transform="none" fo:color="#ffffff" loext:opacity="100%" fo:font-size="72pt" fo:font-weight="bold"/>
    </style:style>
    <style:style style:name="title1" style:family="graphic" style:parent-style-name="standard">
      <style:graphic-properties draw:stroke="none" draw:fill="none" draw:fill-color="#008080" draw:fill-image-width="0cm" draw:fill-image-height="0cm" draw:shadow="hidden" draw:shadow-offset-x="0.203cm" draw:shadow-offset-y="0.203cm" draw:shadow-color="#808080"/>
      <style:paragraph-properties fo:text-align="start"/>
      <style:text-properties fo:color="#ffffff" loext:opacity="100%" fo:font-size="36pt" fo:font-weight="bold"/>
    </style:style>
    <style:style style:name="title2" style:family="graphic" style:parent-style-name="standard">
      <style:graphic-properties draw:stroke="none" svg:stroke-width="0.05cm" draw:fill="none" draw:fill-color="#ffcc99" draw:fill-image-width="0cm" draw:fill-image-height="0cm" draw:shadow="hidden" draw:shadow-offset-x="0.203cm" draw:shadow-offset-y="0.203cm" draw:shadow-color="#808080"/>
      <style:paragraph-properties fo:margin-left="0cm" fo:margin-right="0.2cm" fo:margin-top="0.1cm" fo:margin-bottom="0.1cm" fo:line-height="125%" fo:text-align="start" fo:text-indent="0cm"/>
      <style:text-properties fo:color="#ffffff" loext:opacity="100%" fo:font-size="28pt"/>
    </style:style>
    <style:style style:name="Content_5f_sidebar_5f_White-background" style:display-name="Content_sidebar_White-background" style:family="presentation">
      <style:graphic-properties draw:stroke="none" draw:fill="none"/>
      <style:text-properties style:letter-kerning="true"/>
    </style:style>
    <style:style style:name="Content_5f_sidebar_5f_White-backgroundobjects" style:display-name="Content_sidebar_White-backgroundobjects" style:family="presentation">
      <style:graphic-properties draw:textarea-horizontal-align="justify" draw:shadow="hidden" draw:shadow-offset-x="0.2cm" draw:shadow-offset-y="0.2cm" draw:shadow-color="#808080">
        <text:list-style style:name="Content_5f_sidebar_5f_White-backgroundobjects" style:display-name="Content_sidebar_White-backgroundobjects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▸">
            <style:list-level-properties text:space-before="0.26cm" text:min-label-width="0.889cm"/>
            <style:text-properties fo:font-family="OpenSymbol" style:font-style-name="Regular" style:font-charset="x-symbol" fo:color="#504999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text-properties fo:color="#504999" loext:opacity="100%" fo:font-size="14pt" style:letter-kerning="true" fo:hyphenate="false" loext:hyphenation-no-caps="false"/>
    </style:style>
    <style:style style:name="Content_5f_sidebar_5f_White-notes" style:display-name="Content_sidebar_Whi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8.1000003814697pt" style:font-style-asian="normal" style:font-weight-asian="normal" style:font-name-complex="Arial Unicode MS" style:font-family-complex="'Arial Unicode M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ontent_5f_sidebar_5f_White-outline1" style:display-name="Content_sidebar_White-outline1" style:family="presentation">
      <style:graphic-properties draw:stroke="none" draw:fill="none" draw:auto-grow-height="false" draw:fit-to-size="false" style:shrink-to-fit="true">
        <text:list-style style:name="Content_5f_sidebar_5f_White-outline1" style:display-name="Content_sidebar_Whit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bullet text:level="2" text:bullet-char="●">
            <style:list-level-properties text:space-before="0.305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3" text:bullet-char="●">
            <style:list-level-properties text:space-before="1.499cm" text:min-label-width="0.889cm"/>
            <style:text-properties fo:font-family="StarSymbol" style:font-charset="x-symbol" style:use-window-font-color="true" fo:font-size="45%"/>
          </text:list-level-style-bullet>
          <text:list-level-style-bullet text:level="4" text:bullet-char="●">
            <style:list-level-properties text:space-before="2.794cm" text:min-label-width="0.787cm"/>
            <style:text-properties fo:font-family="StarSymbol" style:font-charset="x-symbol" style:use-window-font-color="true" fo:font-size="45%"/>
          </text:list-level-style-bullet>
          <text:list-level-style-bullet text:level="5" text:bullet-char="●">
            <style:list-level-properties text:space-before="4.191cm" text:min-label-width="0.61cm"/>
            <style:text-properties fo:font-family="StarSymbol" style:font-charset="x-symbol" style:use-window-font-color="true" fo:font-size="45%"/>
          </text:list-level-style-bullet>
          <text:list-level-style-bullet text:level="6" text:bullet-char="●">
            <style:list-level-properties text:space-before="6.6cm" text:min-label-width="0.61cm"/>
            <style:text-properties fo:font-family="StarSymbol" style:font-charset="x-symbol" style:use-window-font-color="true" fo:font-size="45%"/>
          </text:list-level-style-bullet>
          <text:list-level-style-bullet text:level="7" text:bullet-char="●">
            <style:list-level-properties text:space-before="7.8cm" text:min-label-width="0.61cm"/>
            <style:text-properties fo:font-family="Star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1cm"/>
            <style:text-properties fo:font-family="StarSymbol" style:font-charset="x-symbol" style:use-window-font-color="true" fo:font-size="45%"/>
          </text:list-level-style-bullet>
          <text:list-level-style-bullet text:level="9" text:bullet-char="●">
            <style:list-level-properties text:space-before="10.2cm" text:min-label-width="0.61cm"/>
            <style:text-properties fo:font-family="StarSymbol" style:font-charset="x-symbol" style:use-window-font-color="true" fo:font-size="45%"/>
          </text:list-level-style-bullet>
          <text:list-level-style-bullet text:level="10" text:bullet-char="●">
            <style:list-level-properties text:space-before="11.405cm" text:min-label-width="0.61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1.136cm" fo:margin-bottom="0.377cm" fo:line-height="125%" fo:text-indent="0cm"/>
      <style:text-properties fo:font-variant="normal" fo:text-transform="none" style:use-window-font-color="true" loext:opacity="0%" style:text-outline="false" style:text-line-through-style="none" style:text-line-through-type="none" style:font-name="Carlito2" fo:font-family="Carlito" style:font-pitch="variable" fo:font-size="18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24pt" style:font-style-asian="normal" style:font-weight-asian="bold" style:font-name-complex="Arial Unicode MS" style:font-family-complex="'Arial Unicode MS'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style style:name="Content_5f_sidebar_5f_White-outline2" style:display-name="Content_sidebar_White-outline2" style:family="presentation" style:parent-style-name="Content_5f_sidebar_5f_White-outline1">
      <style:paragraph-properties fo:margin-left="0cm" fo:margin-right="0cm" fo:margin-top="0.226cm" fo:margin-bottom="0.302cm" fo:line-height="125%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3" style:display-name="Content_sidebar_White-outline3" style:family="presentation" style:parent-style-name="Content_5f_sidebar_5f_White-outline2">
      <style:paragraph-properties fo:margin-left="0cm" fo:margin-right="0cm" fo:margin-top="0cm" fo:margin-bottom="0.221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4" style:display-name="Content_sidebar_White-outline4" style:family="presentation" style:parent-style-name="Content_5f_sidebar_5f_White-outline3">
      <style:paragraph-properties fo:margin-left="0cm" fo:margin-right="0cm" fo:margin-top="0cm" fo:margin-bottom="0.148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5" style:display-name="Content_sidebar_White-outline5" style:family="presentation" style:parent-style-name="Content_5f_sidebar_5f_White-outline4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6" style:display-name="Content_sidebar_White-outline6" style:family="presentation" style:parent-style-name="Content_5f_sidebar_5f_White-outline5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7" style:display-name="Content_sidebar_White-outline7" style:family="presentation" style:parent-style-name="Content_5f_sidebar_5f_White-outline6">
      <style:paragraph-properties fo:margin-left="0cm" fo:margin-right="0cm" fo:margin-top="0cm" fo:margin-bottom="0.073cm" fo:text-indent="0cm"/>
      <style:text-properties style:font-name="Carlito2" fo:font-family="Carlito" style:font-pitch="variable" fo:font-size="18pt" fo:font-weight="normal" style:font-size-asian="24pt" style:font-weight-asian="normal" style:font-size-complex="24pt" style:font-weight-complex="normal"/>
    </style:style>
    <style:style style:name="Content_5f_sidebar_5f_White-outline8" style:display-name="Content_sidebar_White-outline8" style:family="presentation" style:parent-style-name="Content_5f_sidebar_5f_White-outline7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sidebar_5f_White-outline9" style:display-name="Content_sidebar_White-outline9" style:family="presentation" style:parent-style-name="Content_5f_sidebar_5f_White-outline8">
      <style:paragraph-properties fo:margin-left="0cm" fo:margin-right="0cm" fo:margin-top="0cm" fo:margin-bottom="0.073cm" fo:text-indent="0cm"/>
      <style:text-properties fo:font-size="18pt" style:font-size-asian="20pt" style:font-size-complex="20pt"/>
    </style:style>
    <style:style style:name="Content_5f_sidebar_5f_White-subtitle" style:display-name="Content_sidebar_White-subtitle" style:family="presentation">
      <style:graphic-properties draw:stroke="none" draw:fill="none" draw:textarea-vertical-align="middle">
        <text:list-style style:name="Content_5f_sidebar_5f_White-subtitle" style:display-name="Content_sidebar_Whi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5f_sidebar_5f_White-title" style:display-name="Content_sidebar_White-title" style:family="presentation">
      <style:graphic-properties draw:stroke="none" draw:fill="none" draw:textarea-vertical-align="bottom">
        <text:list-style style:name="Content_5f_sidebar_5f_White-title" style:display-name="Content_sidebar_Whi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5c2983" loext:opacity="100%" style:text-outline="false" style:text-line-through-style="none" style:text-line-through-type="none" style:font-name="Carlito3" fo:font-family="Carlito" style:font-style-name="Bold" style:font-family-generic="swiss" style:font-pitch="variable" fo:font-size="42pt" fo:font-style="normal" fo:text-shadow="none" style:text-underline-style="none" fo:font-weight="bold" style:letter-kerning="true" style:font-name-asian="Arial Unicode MS" style:font-family-asian="'Arial Unicode MS'" style:font-family-generic-asian="system" style:font-pitch-asian="variable" style:font-size-asian="42pt" style:font-style-asian="normal" style:font-weight-asian="normal" style:font-name-complex="Arial Unicode MS" style:font-family-complex="'Arial Unicode MS'" style:font-family-generic-complex="system" style:font-pitch-complex="variable" style:font-size-complex="4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Content_5f_sidebar_5f_White-title">
      <style:graphic-properties draw:auto-grow-height="false" fo:min-height="2.63cm" loext:decorative="false"/>
      <style:paragraph-properties style:writing-mode="lr-tb"/>
    </style:style>
    <style:style style:name="Mpr2" style:family="presentation" style:parent-style-name="Content_5f_sidebar_5f_Whit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Content_5f_sidebar_5f_Whit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48pt" style:font-size-asian="44pt" style:font-size-complex="44pt"/>
    </style:style>
    <text:list-style style:name="ML1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○">
        <style:list-level-properties text:space-before="0.305cm" text:min-label-width="0.889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bullet text:level="2" text:bullet-char="▸">
        <style:list-level-properties text:space-before="0.26cm" text:min-label-width="0.889cm"/>
        <style:text-properties fo:font-family="OpenSymbol" style:font-style-name="Regular" style:font-charset="x-symbol" fo:color="#504999" fo:font-size="45%"/>
      </text:list-level-style-bullet>
      <text:list-level-style-bullet text:level="3" text:bullet-char="●">
        <style:list-level-properties text:space-before="1.499cm" text:min-label-width="0.889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2.794cm" text:min-label-width="0.787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4.191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05cm" text:min-label-width="0.61cm"/>
        <style:text-properties fo:font-family="StarSymbol" style:font-charset="x-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ontent_5f_sidebar_5f_White" style:display-name="Content_sidebar_Whit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Mpr1" draw:layer="backgroundobjects" svg:width="23.389cm" svg:height="2.222cm" svg:x="4.341cm" svg:y="0.052cm" presentation:class="title">
        <draw:text-box>
          <text:p>Click to <text:span text:style-name="MT2">edit</text:span> the title text format</text:p>
        </draw:text-box>
      </draw:frame>
      <draw:frame presentation:style-name="Content_5f_sidebar_5f_White-outline1" draw:layer="backgroundobjects" svg:width="23.2cm" svg:height="10.998cm" svg:x="4.359cm" svg:y="3.171cm" presentation:class="outline" presentation:placeholder="true">
        <draw:text-box/>
      </draw:frame>
      <presentation:notes style:page-layout-name="PM0">
        <draw:page-thumbnail presentation:style-name="Content_5f_sidebar_5f_White-title" draw:layer="backgroundobjects" svg:width="14.848cm" svg:height="11.136cm" svg:x="3.075cm" svg:y="2.257cm" presentation:class="page"/>
        <draw:frame presentation:style-name="Content_5f_sidebar_5f_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2-01-31T16:25:27.918218581</meta:creation-date>
    <meta:editing-duration>P10DT7H7M22S</meta:editing-duration>
    <meta:editing-cycles>464</meta:editing-cycles>
    <meta:generator>Collabora_OfficeDev/25.04.5.1$Linux_X86_64 LibreOffice_project/966e7e6cf085a3a3b926738bc01956c450ebdab5</meta:generator>
    <dc:title>collabora-productivity-template</dc:title>
    <dc:date>2025-09-25T10:44:04.689820834</dc:date>
    <dc:creator>Miklos Vajna</dc:creator>
    <meta:document-statistic meta:object-count="21"/>
  </office:meta>
</office:document-meta>
</file>